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ForXMLSchema.processNegativelooka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Indepe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CIinCharacterClass( RangeToken tok ,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processCa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processBacksolidus_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parseSet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Backsolidus_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Back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Backsolidus_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arserForXMLSchema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Backsolidus_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Negativelookbeh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arserForXML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serForXMLSchema.processBacksolidus_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Backsolidus_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processDoll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processBacksolidus_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getTokenForShorthand( int ch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rserForXMLSchema.processPare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Pa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ForXMLSchema.processBacksolidus_g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Backsolidus_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Star(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processBacksolidus_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Plus(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checkQuestion( int 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arseCharacterClass( boolean useNrange )</text:p>
          </table:table-cell>
          <table:table-cell office:value-type="float" office:value="51">
            <text:p text:style-name="Table_20_Contents">51</text:p>
          </table:table-cell>
          <table:table-cell office:value-type="float" office:value="53">
            <text:p text:style-name="Table_20_Contents">53</text:p>
          </table:table-cell>
          <table:table-cell office:value-type="float" office:value="112">
            <text:p text:style-name="Table_20_Contents">112</text:p>
          </table:table-cell>
        </table:table-row>
        <table:table-row>
          <table:table-cell office:value-type="string">
            <text:p text:style-name="Table_20_Contents">ParserForXMLSchema.processBacksolidus_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setupRange( Token range , String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ForXMLSchema.processLookbeh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Looka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Backsolidus_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Backsolidus_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decodeEscaped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arserForXMLSchema.processQuestion(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ForXMLSchema.process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getRange( String name , boolean positiv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